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JXc-TeX-main-R" svg:font-family="MJXc-TeX-main-R, MJXc-TeX-main-Rw"/>
    <style:font-face style:name="MJXc-TeX-math-I" svg:font-family="MJXc-TeX-math-I, MJXc-TeX-math-Ix, MJXc-TeX-math-Iw"/>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3"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4" style:family="paragraph" style:parent-style-name="Horizontal_20_Line">
      <style:paragraph-properties fo:margin-top="0in" fo:margin-bottom="0.3126in" loext:contextual-spacing="false"/>
    </style:style>
    <style:style style:name="P5"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7"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8"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9"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1" style:family="paragraph" style:parent-style-name="Text_20_body">
      <style:paragraph-properties fo:text-align="center" style:justify-single-word="false"/>
      <style:text-properties fo:color="#000000" fo:background-color="#f2dede" loext:padding="0in" loext:border="none"/>
    </style:style>
    <style:style style:name="P12"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13"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14" style:family="paragraph" style:parent-style-name="Text_20_body" style:list-style-name="L1">
      <style:paragraph-properties fo:margin-left="0in" fo:margin-right="0in" fo:margin-top="0in" fo:margin-bottom="0in" loext:contextual-spacing="false" fo:text-align="start" style:justify-single-word="false" fo:text-indent="0in" style:auto-text-indent="false"/>
    </style:style>
    <style:style style:name="P15" style:family="paragraph" style:parent-style-name="Text_20_body" style:list-style-name="L3">
      <style:paragraph-properties fo:margin-left="0in" fo:margin-right="0in" fo:margin-top="0in" fo:margin-bottom="0in" loext:contextual-spacing="false" fo:text-align="start" style:justify-single-word="false" fo:text-indent="0in" style:auto-text-indent="false"/>
    </style:style>
    <style:style style:name="P16" style:family="paragraph" style:parent-style-name="Text_20_body" style:list-style-name="L5">
      <style:paragraph-properties fo:margin-left="0in" fo:margin-right="0in" fo:margin-top="0in" fo:margin-bottom="0in" loext:contextual-spacing="false" fo:text-align="start" style:justify-single-word="false" fo:text-indent="0in" style:auto-text-indent="false"/>
    </style:style>
    <style:style style:name="P17"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style>
    <style:style style:name="P18" style:family="paragraph" style:parent-style-name="Text_20_body" style:list-style-name="L8">
      <style:paragraph-properties fo:margin-left="0in" fo:margin-right="0in" fo:margin-top="0in" fo:margin-bottom="0in" loext:contextual-spacing="false" fo:text-align="start" style:justify-single-word="false" fo:text-indent="0in" style:auto-text-indent="false"/>
    </style:style>
    <style:style style:name="P1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1" style:family="paragraph" style:parent-style-name="Text_20_body" style:list-style-name="L8">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list-style-name="L3">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P25" style:family="paragraph" style:parent-style-name="Text_20_body" style:list-style-name="L2">
      <style:paragraph-properties fo:margin-top="0in" fo:margin-bottom="0.0937in" loext:contextual-spacing="false"/>
    </style:style>
    <style:style style:name="P26" style:family="paragraph" style:parent-style-name="Text_20_body" style:list-style-name="L4">
      <style:paragraph-properties fo:margin-top="0in" fo:margin-bottom="0.0937in" loext:contextual-spacing="false"/>
    </style:style>
    <style:style style:name="P27" style:family="paragraph" style:parent-style-name="Text_20_body" style:list-style-name="L7">
      <style:paragraph-properties fo:margin-top="0in" fo:margin-bottom="0.0937in" loext:contextual-spacing="false"/>
    </style:style>
    <style:style style:name="T1" style:family="text">
      <style:text-properties fo:color="#337ab7"/>
    </style:style>
    <style:style style:name="T2" style:family="text">
      <style:text-properties style:font-name="monospace"/>
    </style:style>
    <style:style style:name="T3" style:family="text">
      <style:text-properties fo:color="#000000" style:font-name="Oxygen" fo:font-weight="normal" loext:padding="0in" loext:border="none"/>
    </style:style>
    <style:style style:name="T4" style:family="text">
      <style:text-properties fo:color="#000000" style:font-name="monospace" fo:font-size="10.5pt" fo:font-weight="normal" fo:background-color="#eff0f1" loext:char-shading-value="0" loext:padding="0in" loext:border="none"/>
    </style:style>
    <style:style style:name="T5" style:family="text">
      <style:text-properties fo:color="#000000" style:font-name="monospace" fo:font-size="10.5pt" fo:font-weight="bold" fo:background-color="#eff0f1" loext:char-shading-value="0" loext:padding="0in" loext:border="none"/>
    </style:style>
    <style:style style:name="T6" style:family="text">
      <style:text-properties fo:color="#000000" loext:padding="0in" loext:border="none"/>
    </style:style>
    <style:style style:name="T7" style:family="text">
      <style:text-properties fo:font-variant="normal" fo:text-transform="none" fo:color="#000000" style:font-name="Oxygen" fo:letter-spacing="normal" fo:font-weight="normal" loext:padding="0in" loext:border="none"/>
    </style:style>
    <style:style style:name="T8" style:family="text">
      <style:text-properties fo:font-variant="normal" fo:text-transform="none" fo:color="#000000" style:font-name="Oxygen" fo:font-size="12pt" fo:letter-spacing="normal" fo:font-style="normal" fo:font-weight="normal" loext:padding-left="0in" loext:padding-right="0in" loext:padding-top="0.0193in" loext:padding-bottom="0in" loext:border-left="none" loext:border-right="none" loext:border-top="0.74pt solid #000000" loext:border-bottom="none"/>
    </style:style>
    <style:style style:name="T9" style:family="text">
      <style:text-properties fo:font-variant="normal" fo:text-transform="none" fo:color="#000000" style:font-name="MJXc-TeX-main-R" fo:font-size="12pt" fo:letter-spacing="normal" fo:font-style="normal" fo:font-weight="normal" loext:padding-left="0in" loext:padding-right="0in" loext:padding-top="0.0193in" loext:padding-bottom="0in" loext:border-left="none" loext:border-right="none" loext:border-top="0.74pt solid #000000" loext:border-bottom="none"/>
    </style:style>
    <style:style style:name="T10" style:family="text">
      <style:text-properties fo:font-variant="normal" fo:text-transform="none" fo:color="#000000" style:font-name="MJXc-TeX-main-R" fo:font-size="8.25pt" fo:letter-spacing="normal" fo:font-style="normal" fo:font-weight="normal" loext:padding="0in" loext:border="none"/>
    </style:style>
    <style:style style:name="T11" style:family="text">
      <style:text-properties fo:font-variant="normal" fo:text-transform="none" fo:color="#000000" style:font-name="MJXc-TeX-main-R" fo:font-size="8.25pt" fo:letter-spacing="normal" fo:font-style="normal" fo:font-weight="normal" loext:padding-left="0in" loext:padding-right="0in" loext:padding-top="0.0193in" loext:padding-bottom="0in" loext:border-left="none" loext:border-right="none" loext:border-top="0.74pt solid #000000" loext:border-bottom="none"/>
    </style:style>
    <style:style style:name="T12" style:family="text">
      <style:text-properties fo:font-variant="normal" fo:text-transform="none" fo:color="#000000" style:font-name="MJXc-TeX-math-I" fo:font-size="12pt" fo:letter-spacing="normal" fo:font-style="normal" fo:font-weight="normal" loext:padding-left="0in" loext:padding-right="0in" loext:padding-top="0.0193in" loext:padding-bottom="0in" loext:border-left="none" loext:border-right="none" loext:border-top="0.74pt solid #000000" loext:border-bottom="none"/>
    </style:style>
    <style:style style:name="T13" style:family="text">
      <style:text-properties fo:color="#666666"/>
    </style:style>
    <style:style style:name="T14" style:family="text">
      <style:text-properties fo:color="#666666" style:font-name="monospace"/>
    </style:style>
    <style:style style:name="T15" style:family="text">
      <style:text-properties fo:color="#ba2121" style:font-name="monospace"/>
    </style:style>
    <style:style style:name="T16" style:family="text">
      <style:text-properties fo:color="#bb6688" style:font-name="monospace" fo:font-weight="bold"/>
    </style:style>
    <style:style style:name="T17" style:family="text">
      <style:text-properties fo:color="#008000"/>
    </style:style>
    <style:style style:name="T18" style:family="text">
      <style:text-properties fo:color="#008000" style:font-name="monospace"/>
    </style:style>
    <style:style style:name="T19" style:family="text">
      <style:text-properties fo:color="#008000" style:font-name="monospace" fo:font-weight="bold"/>
    </style:style>
    <style:style style:name="T20" style:family="text">
      <style:text-properties fo:color="#008000" fo:font-weight="bold"/>
    </style:style>
    <style:style style:name="T21" style:family="text">
      <style:text-properties fo:color="#0000ff"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2">
        <draw:text-box fo:min-height="0.0161in">
          <text:p text:style-name="Text_20_body"/>
        </draw:text-box>
      </draw:frame>
      <text:p text:style-name="Horizontal_20_Line"/>
      <text:h text:style-name="P1" text:outline-level="1">C++ for Robotics</text:h>
      <text:p text:style-name="P4"/>
      <text:h text:style-name="P2" text:outline-level="2"><text:span text:style-name="T1">Chapter 6:</text:span>   Micro Project</text:h>
      <text:h text:style-name="P3" text:outline-level="3"><text:bookmark text:name="Scene"/>Scene</text:h>
      <text:p text:style-name="P13"><text:span text:style-name="T3">This first part of the project will be based on an environment we've seen in this class, the </text:span><text:span text:style-name="Source_20_Text"><text:span text:style-name="T4">Costa Coffee</text:span></text:span><text:span text:style-name="T3"> scenario:</text:span></text:p>
      <text:p text:style-name="P19"><draw:frame draw:style-name="fr2" draw:name="Image1" text:anchor-type="as-char" svg:width="6.25in" svg:height="0.3929in" draw:z-index="0"><draw:image xlink:href="https://s3.eu-west-1.amazonaws.com/notebooks.ws/cpp_for_robotics/images/costacoffee.png" xlink:type="simple" xlink:show="embed" xlink:actuate="onLoad"/></draw:frame></text:p>
      <text:h text:style-name="P3" text:outline-level="3"><text:bookmark text:name="Rosbot"/>Rosbot</text:h>
      <text:p text:style-name="P13"><text:span text:style-name="T3">For this project, you will use the </text:span><text:span text:style-name="Source_20_Text"><text:span text:style-name="T4">Rosbot</text:span></text:span><text:span text:style-name="T3"> robot:</text:span></text:p>
      <text:p text:style-name="P19"><draw:frame draw:style-name="fr2" draw:name="Image2" text:anchor-type="as-char" svg:width="2.0835in" svg:height="0.3929in" draw:z-index="1"><draw:image xlink:href="https://s3.eu-west-1.amazonaws.com/notebooks.ws/cpp_for_robotics/images/rosbot.jpeg" xlink:type="simple" xlink:show="embed" xlink:actuate="onLoad" loext:mime-type="image/jpeg"/></draw:frame></text:p>
      <text:h text:style-name="P3" text:outline-level="3"><text:bookmark text:name="Task-to-accomplish"/>Task to accomplish</text:h>
      <text:p text:style-name="P13"><text:span text:style-name="T3">Create a C++ program that using the functions from the </text:span><text:span text:style-name="Strong_20_Emphasis"><text:span text:style-name="Source_20_Text"><text:span text:style-name="T5">rosbot_class.cpp</text:span></text:span></text:span><text:span text:style-name="T3"> C++ file, helps the Rosbot get out of the cafeteria.</text:span></text:p>
      <text:p text:style-name="P20">See in the first image where the robot starts, and where is the door at the top of it.</text:p>
      <text:p text:style-name="P20">Just to help you out, let's make a summary of all the functions you've been using throughout the course:</text:p>
      <text:list xml:id="list1966671616" text:style-name="L1">
        <text:list-item>
          <text:p text:style-name="P14"><text:span text:style-name="Strong_20_Emphasis"><text:span text:style-name="Source_20_Text"><text:span text:style-name="T5">get_laser(index)</text:span></text:span></text:span><text:span text:style-name="T3">: As the name says, this function will allow you to get data from the laser of the robot. You will need to pass one parameter to this functions:</text:span></text:p>
          <text:list>
            <text:list-item>
              <text:p text:style-name="P22"><text:span text:style-name="Strong_20_Emphasis"><text:span text:style-name="Source_20_Text"><text:span text:style-name="T5">index</text:span></text:span></text:span><text:span text:style-name="T6">: Here you need to specify a number between 0 and 719, which will indicate the direction of the laser reading.</text:span></text:p>
            </text:list-item>
          </text:list>
        </text:list-item>
      </text:list>
      <text:list xml:id="list2092148708" text:style-name="L2">
        <text:list-item>
          <text:p text:style-name="P25"><text:span text:style-name="Strong_20_Emphasis"><text:span text:style-name="Source_20_Text"><text:span text:style-name="T5">get_laser_full()</text:span></text:span></text:span><text:span text:style-name="T6">: As the name itself says, this function will allow you to get all the data from ALL the laser beams of the robot. As we've said before this is a total of 719 different readings. So, when called, this function will return a LIST containing all the 719 different readings from the laser beams.</text:span></text:p>
        </text:list-item>
      </text:list>
      <text:list xml:id="list2778936997" text:style-name="L3">
        <text:list-item>
          <text:p text:style-name="P15"><text:span text:style-name="Strong_20_Emphasis"><text:span text:style-name="Source_20_Text"><text:span text:style-name="T5">get_position(coordinate)</text:span></text:span></text:span><text:span text:style-name="T3">: This function returns the position of the robot in meters. You will need to pass one parameter to this function:</text:span></text:p>
          <text:list>
            <text:list-item>
              <text:p text:style-name="P23"><text:span text:style-name="Strong_20_Emphasis"><text:span text:style-name="Source_20_Text"><text:span text:style-name="T5">coordinate</text:span></text:span></text:span><text:span text:style-name="T6">: Here you need to specify which coordinate you want this function to return: 1 for coordinate x, 2 for coordinate y, and 3 for coordinate z.</text:span></text:p>
            </text:list-item>
          </text:list>
        </text:list-item>
      </text:list>
      <text:list xml:id="list402817521" text:style-name="L4">
        <text:list-item>
          <text:p text:style-name="P26"><text:span text:style-name="Strong_20_Emphasis"><text:span text:style-name="Source_20_Text"><text:span text:style-name="T5">get_position_full()</text:span></text:span></text:span><text:span text:style-name="T6">: This function will allow you to get the three coordinates of the position of the robot at that instant. This function will return a LIST containing the three coordinates: x,y,z, from the odometry of the robot.</text:span></text:p>
        </text:list-item>
      </text:list>
      <text:list xml:id="list2014032624" text:style-name="L5">
        <text:list-item>
          <text:p text:style-name="P16"><text:span text:style-name="Strong_20_Emphasis"><text:span text:style-name="Source_20_Text"><text:span text:style-name="T5">move_forward(seconds)</text:span></text:span></text:span><text:span text:style-name="T3">: This function allows you to move the robot in a straight line. You will need to pass one parameter to this functions:</text:span></text:p>
          <text:list>
            <text:list-item>
              <text:p text:style-name="P24"><text:span text:style-name="Strong_20_Emphasis"><text:span text:style-name="Source_20_Text"><text:span text:style-name="T5">seconds</text:span></text:span></text:span><text:span text:style-name="T6">: Here you need to specify an integer number which will indicate for how many seconds will the robot move.</text:span></text:p>
            </text:list-item>
          </text:list>
        </text:list-item>
      </text:list>
      <text:list xml:id="list1030934911" text:style-name="L6">
        <text:list-item>
          <text:p text:style-name="P17"><text:span text:style-name="Strong_20_Emphasis"><text:span text:style-name="Source_20_Text"><text:span text:style-name="T5">turn(clock , seconds)</text:span></text:span></text:span><text:span text:style-name="T3">: As the name itself says, this function will allow you to turn the robot. You will need to pass two parameters to it:</text:span></text:p>
          <text:list>
            <text:list-item>
              <text:p text:style-name="P17"><text:soft-page-break/><text:span text:style-name="Strong_20_Emphasis"><text:span text:style-name="Source_20_Text"><text:span text:style-name="T5">clock</text:span></text:span></text:span><text:span text:style-name="T3">: Specify here whether you want your robot to turn clockwise (</text:span><text:span text:style-name="Strong_20_Emphasis"><text:span text:style-name="Source_20_Text"><text:span text:style-name="T5">"clockwise"</text:span></text:span></text:span><text:span text:style-name="T3">) or counter-clockwise (</text:span><text:span text:style-name="Strong_20_Emphasis"><text:span text:style-name="Source_20_Text"><text:span text:style-name="T5">"counterclockwise"</text:span></text:span></text:span><text:span text:style-name="T3">).</text:span></text:p>
            </text:list-item>
            <text:list-item>
              <text:p text:style-name="P17"><text:span text:style-name="Strong_20_Emphasis"><text:span text:style-name="Source_20_Text"><text:span text:style-name="T5">seconds</text:span></text:span></text:span><text:span text:style-name="T3">: Specify how long you want your robot to keep turning (in seconds).</text:span></text:p>
            </text:list-item>
          </text:list>
        </text:list-item>
      </text:list>
      <text:list xml:id="list2816474478" text:style-name="L7">
        <text:list-item>
          <text:p text:style-name="P27"><text:span text:style-name="Strong_20_Emphasis"><text:span text:style-name="Source_20_Text"><text:span text:style-name="T5">stop_moving()</text:span></text:span></text:span><text:span text:style-name="T6">: As the name says, this function will allow you to stop the robot from moving.</text:span></text:p>
        </text:list-item>
      </text:list>
      <text:p text:style-name="P20">You can create a specific class for this exercise, as we did in exercise 6.1 and inherite the class of RosbotClass and all of its functions.</text:p>
      <text:p text:style-name="P11">- Remember -</text:p>
      <text:p text:style-name="P20">In order to be able to use the script, remember to run the program by doing:</text:p>
      <text:p text:style-name="P12">In [ ]:</text:p>
      <text:p text:style-name="P5">rosrun c_scripts unit6_exercise</text:p>
      <text:p text:style-name="P20">Keep in mind that this exercise is a mix of exercises we've done in the previous chapters, and it could have many solutions. Please try to do it by yourself from start to finish, you will learn much more if you fight for each exercise, and the reward would be much bigger!</text:p>
      <text:p text:style-name="P13"><text:span text:style-name="T3">Try to be creative using the laser information, or the position information that the robot sensors provide us, and also drive the robot more intelligently by using </text:span><text:span text:style-name="Strong_20_Emphasis"><text:span text:style-name="Source_20_Text"><text:span text:style-name="T5">for</text:span></text:span></text:span><text:span text:style-name="T3"> or </text:span><text:span text:style-name="Strong_20_Emphasis"><text:span text:style-name="Source_20_Text"><text:span text:style-name="T5">while</text:span></text:span></text:span><text:span text:style-name="T3"> loops, and </text:span><text:span text:style-name="Strong_20_Emphasis"><text:span text:style-name="Source_20_Text"><text:span text:style-name="T5">if else</text:span></text:span></text:span><text:span text:style-name="T3"> conditionals. See some examples:</text:span></text:p>
      <text:list xml:id="list2244685781" text:style-name="L8">
        <text:list-item>
          <text:p text:style-name="P21">In the beginning we know that we have to turn right to get out of the kitchen before we reach the first wall. You can keep evaluating the distance given by the frontal value of the laser while you move. If that distance is too close (for example, closer than 2 meters) you can command the robot to start turning right.</text:p>
        </text:list-item>
        <text:list-item>
          <text:p text:style-name="P18"><text:span text:style-name="T3">In the function </text:span><text:span text:style-name="Strong_20_Emphasis"><text:span text:style-name="Source_20_Text"><text:span text:style-name="T5">turn</text:span></text:span></text:span><text:span text:style-name="T3"> you can only specify the direction of the turn and for how long (in seconds). Experiment with the number of seconds until you find how many are needed to turn 90 degrees.</text:span></text:p>
        </text:list-item>
        <text:list-item>
          <text:p text:style-name="P18"><text:span text:style-name="T3">Going down the hall, the frontal value of the laser might not be very useful. You can also experiment with the position given by the function </text:span><text:span text:style-name="Strong_20_Emphasis"><text:span text:style-name="Source_20_Text"><text:span text:style-name="T5">get_position</text:span></text:span></text:span><text:span text:style-name="T3">, making the robot move until it has travelled a distance you decide (for example 8 meters). Remember to calculate distances between two different positions with the formula </text:span><text:bookmark text:name="MathJax-Element-1-Frame"/><text:bookmark text:name="MJXc-Node-1"/><text:bookmark text:name="MJXc-Node-2"/><text:bookmark text:name="MJXc-Node-3"/><text:span text:style-name="T7">√</text:span><text:bookmark text:name="MJXc-Node-4"/><text:bookmark text:name="MJXc-Node-5"/><text:span text:style-name="T9">(</text:span><text:bookmark text:name="MJXc-Node-6"/><text:bookmark text:name="MJXc-Node-7"/><text:span text:style-name="T12">x</text:span><text:bookmark text:name="MJXc-Node-8"/><text:span text:style-name="T11">1</text:span><text:bookmark text:name="MJXc-Node-9"/><text:span text:style-name="T8">−</text:span><text:bookmark text:name="MJXc-Node-10"/><text:bookmark text:name="MJXc-Node-11"/><text:span text:style-name="T12">x</text:span><text:bookmark text:name="MJXc-Node-12"/><text:span text:style-name="T11">0</text:span><text:bookmark text:name="MJXc-Node-13"/><text:bookmark text:name="MJXc-Node-14"/><text:span text:style-name="T9">)</text:span><text:bookmark text:name="MJXc-Node-15"/><text:span text:style-name="T10">2</text:span><text:bookmark text:name="MJXc-Node-16"/><text:span text:style-name="T9">+</text:span><text:bookmark text:name="MJXc-Node-17"/><text:span text:style-name="T9">(</text:span><text:bookmark text:name="MJXc-Node-18"/><text:bookmark text:name="MJXc-Node-19"/><text:span text:style-name="T12">y</text:span><text:bookmark text:name="MJXc-Node-20"/><text:span text:style-name="T11">1</text:span><text:bookmark text:name="MJXc-Node-21"/><text:span text:style-name="T8">−</text:span><text:bookmark text:name="MJXc-Node-22"/><text:bookmark text:name="MJXc-Node-23"/><text:span text:style-name="T12">y</text:span><text:bookmark text:name="MJXc-Node-24"/><text:span text:style-name="T11">0</text:span><text:bookmark text:name="MJXc-Node-25"/><text:bookmark text:name="MJXc-Node-26"/><text:span text:style-name="T9">)</text:span><text:bookmark text:name="MJXc-Node-27"/><text:span text:style-name="T10">2</text:span><text:span text:style-name="T3">.</text:span></text:p>
        </text:list-item>
      </text:list>
      <text:p text:style-name="P13"><text:span text:style-name="T3">Include the package </text:span><text:span text:style-name="Strong_20_Emphasis"><text:span text:style-name="Source_20_Text"><text:span text:style-name="T5">math.h</text:span></text:span></text:span><text:span text:style-name="T3"> to make use of the functions </text:span><text:span text:style-name="Strong_20_Emphasis"><text:span text:style-name="Source_20_Text"><text:span text:style-name="T5">sqrt</text:span></text:span></text:span><text:span text:style-name="T3"> and </text:span><text:span text:style-name="Strong_20_Emphasis"><text:span text:style-name="Source_20_Text"><text:span text:style-name="T5">pow</text:span></text:span></text:span><text:span text:style-name="T3"> if you need to.</text:span></text:p>
      <text:p text:style-name="P13"><text:span text:style-name="T3">Here you have the robot control class </text:span><text:span text:style-name="Strong_20_Emphasis"><text:span text:style-name="Source_20_Text"><text:span text:style-name="T5">rosbot_class.cpp</text:span></text:span></text:span><text:span text:style-name="T3"> which you can directly call, or inherit in a new class, just as we did in example 5.1:</text:span></text:p>
      <text:p text:style-name="P12">In [ ]:</text:p>
      <text:p text:style-name="P6">#include "rosbot_control/rosbot_class.h"</text:p>
      <text:p text:style-name="P7">#include "geometry_msgs/Twist.h"</text:p>
      <text:p text:style-name="P7">#include "nav_msgs/Odometry.h"</text:p>
      <text:p text:style-name="P7">#include "sensor_msgs/LaserScan.h"</text:p>
      <text:p text:style-name="P7">#include "std_msgs/Float32.h"</text:p>
      <text:p text:style-name="P7">#include "std_msgs/Int16.h"</text:p>
      <text:p text:style-name="P7">#include "unistd.h"</text:p>
      <text:p text:style-name="P7"><text:soft-page-break/>#include &lt;ros/ros.h&gt;</text:p>
      <text:p text:style-name="P8"/>
      <text:p text:style-name="P7">#include &lt;list&gt;</text:p>
      <text:p text:style-name="P7">#include &lt;string&gt;</text:p>
      <text:p text:style-name="P8"/>
      <text:p text:style-name="P9">using namespace std;</text:p>
      <text:p text:style-name="P8"/>
      <text:p text:style-name="P9"><text:span text:style-name="T13">//</text:span> RosbotClass constructor</text:p>
      <text:p text:style-name="P9">RosbotClass::RosbotClass() {</text:p>
      <text:p text:style-name="P10"><text:s text:c="2"/><text:span text:style-name="T2">n </text:span><text:span text:style-name="T14">=</text:span><text:span text:style-name="T2"> ros::NodeHandle(</text:span><text:span text:style-name="T15">"~"</text:span><text:span text:style-name="T2">);</text:span></text:p>
      <text:p text:style-name="P10"><text:s text:c="2"/><text:span text:style-name="T2">laser_topic </text:span><text:span text:style-name="T14">=</text:span><text:span text:style-name="T2"> </text:span><text:span text:style-name="T15">"/scan"</text:span><text:span text:style-name="T2">;</text:span></text:p>
      <text:p text:style-name="P10"><text:s text:c="2"/><text:span text:style-name="T2">laser_sub </text:span><text:span text:style-name="T14">=</text:span><text:span text:style-name="T2"> n</text:span><text:span text:style-name="T14">.</text:span><text:span text:style-name="T2">subscribe(laser_topic, </text:span><text:span text:style-name="T14">10</text:span><text:span text:style-name="T2">, </text:span><text:span text:style-name="T14">&amp;</text:span><text:span text:style-name="T2">RosbotClass::laser_callback, this);</text:span></text:p>
      <text:p text:style-name="P10"><text:s text:c="2"/><text:span text:style-name="T2">vel_topic </text:span><text:span text:style-name="T14">=</text:span><text:span text:style-name="T2"> </text:span><text:span text:style-name="T15">"/cmd_vel"</text:span><text:span text:style-name="T2">;</text:span></text:p>
      <text:p text:style-name="P10"><text:s text:c="2"/><text:span text:style-name="T2">vel_pub </text:span><text:span text:style-name="T14">=</text:span><text:span text:style-name="T2"> n</text:span><text:span text:style-name="T14">.</text:span><text:span text:style-name="T2">advertise</text:span><text:span text:style-name="T14">&lt;</text:span><text:span text:style-name="T2">geometry_msgs::Twist</text:span><text:span text:style-name="T14">&gt;</text:span><text:span text:style-name="T2">(n</text:span><text:span text:style-name="T14">.</text:span><text:span text:style-name="T2">resolveName(vel_topic), </text:span><text:span text:style-name="T14">1</text:span><text:span text:style-name="T2">);</text:span></text:p>
      <text:p text:style-name="P10"><text:s text:c="2"/><text:span text:style-name="T2">odom_topic </text:span><text:span text:style-name="T14">=</text:span><text:span text:style-name="T2"> </text:span><text:span text:style-name="T15">"/odom"</text:span><text:span text:style-name="T2">;</text:span></text:p>
      <text:p text:style-name="P10"><text:s text:c="2"/><text:span text:style-name="T2">odom_sub </text:span><text:span text:style-name="T14">=</text:span><text:span text:style-name="T2"> n</text:span><text:span text:style-name="T14">.</text:span><text:span text:style-name="T2">subscribe(odom_topic, </text:span><text:span text:style-name="T14">10</text:span><text:span text:style-name="T2">, </text:span><text:span text:style-name="T14">&amp;</text:span><text:span text:style-name="T2">RosbotClass::odom_callback, this);</text:span></text:p>
      <text:p text:style-name="P10"><text:s text:c="2"/><text:span text:style-name="T2">ROS_INFO(</text:span><text:span text:style-name="T15">"Initializing node ................................."</text:span><text:span text:style-name="T2">);</text:span></text:p>
      <text:p text:style-name="P10"><text:s text:c="2"/><text:span text:style-name="T2">usleep(</text:span><text:span text:style-name="T14">2000000</text:span><text:span text:style-name="T2">);</text:span></text:p>
      <text:p text:style-name="P9">}</text:p>
      <text:p text:style-name="P8"/>
      <text:p text:style-name="P9">void RosbotClass::laser_callback(</text:p>
      <text:p text:style-name="P10"><text:s text:c="4"/><text:span text:style-name="T2">const sensor_msgs::LaserScan::ConstPtr </text:span><text:span text:style-name="T14">&amp;</text:span><text:span text:style-name="T2">laser_msg) {</text:span></text:p>
      <text:p text:style-name="P10"><text:s text:c="2"/><text:span text:style-name="T2">laser_range </text:span><text:span text:style-name="T14">=</text:span><text:span text:style-name="T2"> laser_msg</text:span><text:span text:style-name="T14">-&gt;</text:span><text:span text:style-name="T2">ranges;</text:span></text:p>
      <text:p text:style-name="P10"><text:s text:c="2"/><text:span text:style-name="T14">//</text:span><text:span text:style-name="T2"> ROS_INFO(</text:span><text:span text:style-name="T15">"Laser value: </text:span><text:span text:style-name="T16">%f</text:span><text:span text:style-name="T15">"</text:span><text:span text:style-name="T2">, laser_range);</text:span></text:p>
      <text:p text:style-name="P9">}</text:p>
      <text:p text:style-name="P10"><text:s text:c="8"/></text:p>
      <text:p text:style-name="P9">void RosbotClass::odom_callback(const nav_msgs::Odometry::ConstPtr <text:span text:style-name="T13">&amp;</text:span>odom_msg) {</text:p>
      <text:p text:style-name="P10"><text:s text:c="2"/><text:span text:style-name="T2">x_pos </text:span><text:span text:style-name="T14">=</text:span><text:span text:style-name="T2"> odom_msg</text:span><text:span text:style-name="T14">-&gt;</text:span><text:span text:style-name="T2">pose</text:span><text:span text:style-name="T14">.</text:span><text:span text:style-name="T2">pose</text:span><text:span text:style-name="T14">.</text:span><text:span text:style-name="T2">position</text:span><text:span text:style-name="T14">.</text:span><text:span text:style-name="T2">x;</text:span></text:p>
      <text:p text:style-name="P10"><text:s text:c="2"/><text:span text:style-name="T2">y_pos </text:span><text:span text:style-name="T14">=</text:span><text:span text:style-name="T2"> odom_msg</text:span><text:span text:style-name="T14">-&gt;</text:span><text:span text:style-name="T2">pose</text:span><text:span text:style-name="T14">.</text:span><text:span text:style-name="T2">pose</text:span><text:span text:style-name="T14">.</text:span><text:span text:style-name="T2">position</text:span><text:span text:style-name="T14">.</text:span><text:span text:style-name="T2">y;</text:span></text:p>
      <text:p text:style-name="P10"><text:s text:c="2"/><text:span text:style-name="T2">z_pos </text:span><text:span text:style-name="T14">=</text:span><text:span text:style-name="T2"> odom_msg</text:span><text:span text:style-name="T14">-&gt;</text:span><text:span text:style-name="T2">pose</text:span><text:span text:style-name="T14">.</text:span><text:span text:style-name="T2">pose</text:span><text:span text:style-name="T14">.</text:span><text:span text:style-name="T2">position</text:span><text:span text:style-name="T14">.</text:span><text:span text:style-name="T2">z;</text:span></text:p>
      <text:p text:style-name="P10"><text:s text:c="2"/><text:span text:style-name="T14">//</text:span><text:span text:style-name="T2"> ROS_INFO_STREAM(</text:span><text:span text:style-name="T15">"Odometry: x="</text:span><text:span text:style-name="T2"> </text:span><text:span text:style-name="T14">&lt;&lt;</text:span><text:span text:style-name="T2"> x_pos </text:span><text:span text:style-name="T14">&lt;&lt;</text:span><text:span text:style-name="T2"> </text:span><text:span text:style-name="T15">" y="</text:span><text:span text:style-name="T2"> </text:span><text:span text:style-name="T14">&lt;&lt;</text:span><text:span text:style-name="T2"> y_pos </text:span><text:span text:style-name="T14">&lt;&lt;</text:span><text:span text:style-name="T2"> </text:span><text:span text:style-name="T15">" z="</text:span><text:span text:style-name="T2"> </text:span><text:span text:style-name="T14">&lt;&lt;</text:span></text:p>
      <text:p text:style-name="P10"><text:s text:c="2"/><text:span text:style-name="T14">//</text:span><text:span text:style-name="T2"> z_pos);</text:span></text:p>
      <text:p text:style-name="P9">}</text:p>
      <text:p text:style-name="P10"><text:s text:c="8"/></text:p>
      <text:p text:style-name="P9">void RosbotClass::move() {</text:p>
      <text:p text:style-name="P10"><text:s text:c="2"/><text:span text:style-name="T14">//</text:span><text:span text:style-name="T2"> Rate of publishing</text:span></text:p>
      <text:p text:style-name="P10"><text:s text:c="2"/><text:span text:style-name="T2">ros::Rate rate(</text:span><text:span text:style-name="T14">10</text:span><text:span text:style-name="T2">);</text:span></text:p>
      <text:p text:style-name="P8"/>
      <text:p text:style-name="P10"><text:s text:c="2"/><text:span text:style-name="T2">ros::Time start_time </text:span><text:span text:style-name="T14">=</text:span><text:span text:style-name="T2"> ros::Time::now();</text:span></text:p>
      <text:p text:style-name="P10"><text:s text:c="2"/><text:span text:style-name="T2">ros::Duration timeout(</text:span><text:span text:style-name="T14">2.0</text:span><text:span text:style-name="T2">); </text:span><text:span text:style-name="T14">//</text:span><text:span text:style-name="T2"> Timeout of </text:span><text:span text:style-name="T14">2</text:span><text:span text:style-name="T2"> seconds</text:span></text:p>
      <text:p text:style-name="P10"><text:s text:c="2"/><text:span text:style-name="T19">while</text:span><text:span text:style-name="T2"> (ros::Time::now() </text:span><text:span text:style-name="T14">-</text:span><text:span text:style-name="T2"> start_time </text:span><text:span text:style-name="T14">&lt;</text:span><text:span text:style-name="T2"> timeout) {</text:span></text:p>
      <text:p text:style-name="P10"><text:s text:c="4"/><text:span text:style-name="T2">ros::spinOnce();</text:span></text:p>
      <text:p text:style-name="P10"><text:s text:c="4"/><text:span text:style-name="T2">vel_msg</text:span><text:span text:style-name="T14">.</text:span><text:span text:style-name="T2">linear</text:span><text:span text:style-name="T14">.</text:span><text:span text:style-name="T2">x </text:span><text:span text:style-name="T14">=</text:span><text:span text:style-name="T2"> </text:span><text:span text:style-name="T14">+0.5</text:span><text:span text:style-name="T2">;</text:span></text:p>
      <text:p text:style-name="P10"><text:s text:c="4"/><text:span text:style-name="T2">vel_msg</text:span><text:span text:style-name="T14">.</text:span><text:span text:style-name="T2">angular</text:span><text:span text:style-name="T14">.</text:span><text:span text:style-name="T2">z </text:span><text:span text:style-name="T14">=</text:span><text:span text:style-name="T2"> </text:span><text:span text:style-name="T14">0.0</text:span><text:span text:style-name="T2">;</text:span></text:p>
      <text:p text:style-name="P10"><text:s text:c="4"/><text:span text:style-name="T2">vel_pub</text:span><text:span text:style-name="T14">.</text:span><text:span text:style-name="T2">publish(vel_msg);</text:span></text:p>
      <text:p text:style-name="P10"><text:s text:c="4"/><text:span text:style-name="T2">rate</text:span><text:span text:style-name="T14">.</text:span><text:span text:style-name="T2">sleep();</text:span></text:p>
      <text:p text:style-name="P10"><text:s text:c="2"/><text:span text:style-name="T2">}</text:span></text:p>
      <text:p text:style-name="P10"><text:s text:c="2"/><text:span text:style-name="T2">vel_msg</text:span><text:span text:style-name="T14">.</text:span><text:span text:style-name="T2">linear</text:span><text:span text:style-name="T14">.</text:span><text:span text:style-name="T2">x </text:span><text:span text:style-name="T14">=</text:span><text:span text:style-name="T2"> </text:span><text:span text:style-name="T14">0.0</text:span><text:span text:style-name="T2">;</text:span></text:p>
      <text:p text:style-name="P10"><text:s text:c="2"/><text:span text:style-name="T2">vel_msg</text:span><text:span text:style-name="T14">.</text:span><text:span text:style-name="T2">angular</text:span><text:span text:style-name="T14">.</text:span><text:span text:style-name="T2">z </text:span><text:span text:style-name="T14">=</text:span><text:span text:style-name="T2"> </text:span><text:span text:style-name="T14">0.0</text:span><text:span text:style-name="T2">;</text:span></text:p>
      <text:p text:style-name="P10"><text:s text:c="2"/><text:span text:style-name="T2">vel_pub</text:span><text:span text:style-name="T14">.</text:span><text:span text:style-name="T2">publish(vel_msg);</text:span></text:p>
      <text:p text:style-name="P9">}</text:p>
      <text:p text:style-name="P8"/>
      <text:p text:style-name="P9">void RosbotClass::move_forward(<text:span text:style-name="T17">int</text:span> time) {</text:p>
      <text:p text:style-name="P10"><text:s text:c="2"/><text:span text:style-name="T14">//</text:span><text:span text:style-name="T2"> Rate of publishing</text:span></text:p>
      <text:p text:style-name="P10"><text:s text:c="2"/><text:span text:style-name="T2">ros::Rate rate(</text:span><text:span text:style-name="T14">10</text:span><text:span text:style-name="T2">);</text:span></text:p>
      <text:p text:style-name="P8"/>
      <text:p text:style-name="P10"><text:s text:c="2"/><text:span text:style-name="T2">ros::Time start_time </text:span><text:span text:style-name="T14">=</text:span><text:span text:style-name="T2"> ros::Time::now();</text:span></text:p>
      <text:p text:style-name="P10"><text:s text:c="2"/><text:span text:style-name="T2">ros::Duration timeout(time);</text:span></text:p>
      <text:p text:style-name="P10"><text:s text:c="2"/><text:span text:style-name="T19">while</text:span><text:span text:style-name="T2"> (ros::Time::now() </text:span><text:span text:style-name="T14">-</text:span><text:span text:style-name="T2"> start_time </text:span><text:span text:style-name="T14">&lt;</text:span><text:span text:style-name="T2"> timeout) {</text:span></text:p>
      <text:p text:style-name="P10"><text:s text:c="4"/><text:span text:style-name="T2">ROS_INFO_STREAM(</text:span><text:span text:style-name="T15">"Moving forward ........... "</text:span><text:span text:style-name="T2">);</text:span></text:p>
      <text:p text:style-name="P10"><text:soft-page-break/><text:s text:c="4"/><text:span text:style-name="T2">ros::spinOnce();</text:span></text:p>
      <text:p text:style-name="P10"><text:s text:c="4"/><text:span text:style-name="T2">vel_msg</text:span><text:span text:style-name="T14">.</text:span><text:span text:style-name="T2">linear</text:span><text:span text:style-name="T14">.</text:span><text:span text:style-name="T2">x </text:span><text:span text:style-name="T14">=</text:span><text:span text:style-name="T2"> </text:span><text:span text:style-name="T14">0.4</text:span><text:span text:style-name="T2">;</text:span></text:p>
      <text:p text:style-name="P10"><text:s text:c="4"/><text:span text:style-name="T2">vel_msg</text:span><text:span text:style-name="T14">.</text:span><text:span text:style-name="T2">angular</text:span><text:span text:style-name="T14">.</text:span><text:span text:style-name="T2">z </text:span><text:span text:style-name="T14">=</text:span><text:span text:style-name="T2"> </text:span><text:span text:style-name="T14">0.0</text:span><text:span text:style-name="T2">;</text:span></text:p>
      <text:p text:style-name="P10"><text:s text:c="4"/><text:span text:style-name="T2">vel_pub</text:span><text:span text:style-name="T14">.</text:span><text:span text:style-name="T2">publish(vel_msg);</text:span></text:p>
      <text:p text:style-name="P10"><text:s text:c="4"/><text:span text:style-name="T2">rate</text:span><text:span text:style-name="T14">.</text:span><text:span text:style-name="T2">sleep();</text:span></text:p>
      <text:p text:style-name="P10"><text:s text:c="2"/><text:span text:style-name="T2">}</text:span></text:p>
      <text:p text:style-name="P10"><text:s text:c="2"/><text:span text:style-name="T2">vel_msg</text:span><text:span text:style-name="T14">.</text:span><text:span text:style-name="T2">linear</text:span><text:span text:style-name="T14">.</text:span><text:span text:style-name="T2">x </text:span><text:span text:style-name="T14">=</text:span><text:span text:style-name="T2"> </text:span><text:span text:style-name="T14">0.0</text:span><text:span text:style-name="T2">;</text:span></text:p>
      <text:p text:style-name="P10"><text:s text:c="2"/><text:span text:style-name="T2">vel_msg</text:span><text:span text:style-name="T14">.</text:span><text:span text:style-name="T2">angular</text:span><text:span text:style-name="T14">.</text:span><text:span text:style-name="T2">z </text:span><text:span text:style-name="T14">=</text:span><text:span text:style-name="T2"> </text:span><text:span text:style-name="T14">0.0</text:span><text:span text:style-name="T2">;</text:span></text:p>
      <text:p text:style-name="P10"><text:s text:c="2"/><text:span text:style-name="T2">vel_pub</text:span><text:span text:style-name="T14">.</text:span><text:span text:style-name="T2">publish(vel_msg);</text:span></text:p>
      <text:p text:style-name="P9">}</text:p>
      <text:p text:style-name="P8"/>
      <text:p text:style-name="P9">void RosbotClass::move_backwards(<text:span text:style-name="T17">int</text:span> time) {</text:p>
      <text:p text:style-name="P10"><text:s text:c="2"/><text:span text:style-name="T14">//</text:span><text:span text:style-name="T2"> Rate of publishing</text:span></text:p>
      <text:p text:style-name="P10"><text:s text:c="2"/><text:span text:style-name="T2">ros::Rate rate(</text:span><text:span text:style-name="T14">10</text:span><text:span text:style-name="T2">);</text:span></text:p>
      <text:p text:style-name="P8"/>
      <text:p text:style-name="P10"><text:s text:c="2"/><text:span text:style-name="T2">ros::Time start_time </text:span><text:span text:style-name="T14">=</text:span><text:span text:style-name="T2"> ros::Time::now();</text:span></text:p>
      <text:p text:style-name="P10"><text:s text:c="2"/><text:span text:style-name="T2">ros::Duration timeout(time);</text:span></text:p>
      <text:p text:style-name="P10"><text:s text:c="2"/><text:span text:style-name="T19">while</text:span><text:span text:style-name="T2"> (ros::Time::now() </text:span><text:span text:style-name="T14">-</text:span><text:span text:style-name="T2"> start_time </text:span><text:span text:style-name="T14">&lt;</text:span><text:span text:style-name="T2"> timeout) {</text:span></text:p>
      <text:p text:style-name="P10"><text:s text:c="4"/><text:span text:style-name="T2">ROS_INFO_STREAM(</text:span><text:span text:style-name="T15">"Moving backwards ........... "</text:span><text:span text:style-name="T2">);</text:span></text:p>
      <text:p text:style-name="P10"><text:s text:c="4"/><text:span text:style-name="T2">ros::spinOnce();</text:span></text:p>
      <text:p text:style-name="P10"><text:s text:c="4"/><text:span text:style-name="T2">vel_msg</text:span><text:span text:style-name="T14">.</text:span><text:span text:style-name="T2">linear</text:span><text:span text:style-name="T14">.</text:span><text:span text:style-name="T2">x </text:span><text:span text:style-name="T14">=</text:span><text:span text:style-name="T2"> </text:span><text:span text:style-name="T14">0.5</text:span><text:span text:style-name="T2">;</text:span></text:p>
      <text:p text:style-name="P10"><text:s text:c="4"/><text:span text:style-name="T2">vel_msg</text:span><text:span text:style-name="T14">.</text:span><text:span text:style-name="T2">angular</text:span><text:span text:style-name="T14">.</text:span><text:span text:style-name="T2">z </text:span><text:span text:style-name="T14">=</text:span><text:span text:style-name="T2"> </text:span><text:span text:style-name="T14">0.0</text:span><text:span text:style-name="T2">;</text:span></text:p>
      <text:p text:style-name="P10"><text:s text:c="4"/><text:span text:style-name="T2">vel_pub</text:span><text:span text:style-name="T14">.</text:span><text:span text:style-name="T2">publish(vel_msg);</text:span></text:p>
      <text:p text:style-name="P10"><text:s text:c="4"/><text:span text:style-name="T2">rate</text:span><text:span text:style-name="T14">.</text:span><text:span text:style-name="T2">sleep();</text:span></text:p>
      <text:p text:style-name="P10"><text:s text:c="2"/><text:span text:style-name="T2">}</text:span></text:p>
      <text:p text:style-name="P10"><text:s text:c="2"/><text:span text:style-name="T2">vel_msg</text:span><text:span text:style-name="T14">.</text:span><text:span text:style-name="T2">linear</text:span><text:span text:style-name="T14">.</text:span><text:span text:style-name="T2">x </text:span><text:span text:style-name="T14">=</text:span><text:span text:style-name="T2"> </text:span><text:span text:style-name="T14">0.0</text:span><text:span text:style-name="T2">;</text:span></text:p>
      <text:p text:style-name="P10"><text:s text:c="2"/><text:span text:style-name="T2">vel_msg</text:span><text:span text:style-name="T14">.</text:span><text:span text:style-name="T2">angular</text:span><text:span text:style-name="T14">.</text:span><text:span text:style-name="T2">z </text:span><text:span text:style-name="T14">=</text:span><text:span text:style-name="T2"> </text:span><text:span text:style-name="T14">0.0</text:span><text:span text:style-name="T2">;</text:span></text:p>
      <text:p text:style-name="P10"><text:s text:c="2"/><text:span text:style-name="T2">vel_pub</text:span><text:span text:style-name="T14">.</text:span><text:span text:style-name="T2">publish(vel_msg);</text:span></text:p>
      <text:p text:style-name="P9">}</text:p>
      <text:p text:style-name="P8"/>
      <text:p text:style-name="P9">void RosbotClass::turn(string clock, <text:span text:style-name="T17">int</text:span> n_secs) {</text:p>
      <text:p text:style-name="P10"><text:s text:c="2"/><text:span text:style-name="T2">ros::Rate rate(</text:span><text:span text:style-name="T14">10</text:span><text:span text:style-name="T2">);</text:span></text:p>
      <text:p text:style-name="P10"><text:s text:c="2"/><text:span text:style-name="T2">ros::Time start_time </text:span><text:span text:style-name="T14">=</text:span><text:span text:style-name="T2"> ros::Time::now();</text:span></text:p>
      <text:p text:style-name="P10"><text:s text:c="2"/><text:span text:style-name="T2">ros::Duration timeout(n_secs);</text:span></text:p>
      <text:p text:style-name="P8"/>
      <text:p text:style-name="P10"><text:s text:c="2"/><text:span text:style-name="T2">double WZ </text:span><text:span text:style-name="T14">=</text:span><text:span text:style-name="T2"> </text:span><text:span text:style-name="T14">0.0</text:span><text:span text:style-name="T2">;</text:span></text:p>
      <text:p text:style-name="P10"><text:s text:c="2"/><text:span text:style-name="T19">if</text:span><text:span text:style-name="T2"> (clock </text:span><text:span text:style-name="T14">==</text:span><text:span text:style-name="T2"> </text:span><text:span text:style-name="T15">"clockwise"</text:span><text:span text:style-name="T2">) {</text:span></text:p>
      <text:p text:style-name="P10"><text:s text:c="4"/><text:span text:style-name="T2">ROS_INFO_STREAM(</text:span><text:span text:style-name="T15">"Turning clockwise.............."</text:span><text:span text:style-name="T2">);</text:span></text:p>
      <text:p text:style-name="P10"><text:s text:c="4"/><text:span text:style-name="T2">WZ </text:span><text:span text:style-name="T14">=</text:span><text:span text:style-name="T2"> </text:span><text:span text:style-name="T14">-2.5</text:span><text:span text:style-name="T2">;</text:span></text:p>
      <text:p text:style-name="P10"><text:s text:c="2"/><text:span text:style-name="T2">} </text:span><text:span text:style-name="T19">else</text:span><text:span text:style-name="T2"> </text:span><text:span text:style-name="T19">if</text:span><text:span text:style-name="T2"> (clock </text:span><text:span text:style-name="T14">==</text:span><text:span text:style-name="T2"> </text:span><text:span text:style-name="T15">"counterclockwise"</text:span><text:span text:style-name="T2">) {</text:span></text:p>
      <text:p text:style-name="P10"><text:s text:c="4"/><text:span text:style-name="T2">ROS_INFO_STREAM(</text:span><text:span text:style-name="T15">"Turning counterclockwiseeee ........... "</text:span><text:span text:style-name="T2">);</text:span></text:p>
      <text:p text:style-name="P10"><text:s text:c="4"/><text:span text:style-name="T2">WZ </text:span><text:span text:style-name="T14">=</text:span><text:span text:style-name="T2"> </text:span><text:span text:style-name="T14">2.5</text:span><text:span text:style-name="T2">;</text:span></text:p>
      <text:p text:style-name="P10"><text:s text:c="2"/><text:span text:style-name="T2">}</text:span></text:p>
      <text:p text:style-name="P8"/>
      <text:p text:style-name="P10"><text:s text:c="2"/><text:span text:style-name="T19">while</text:span><text:span text:style-name="T2"> (ros::Time::now() </text:span><text:span text:style-name="T14">-</text:span><text:span text:style-name="T2"> start_time </text:span><text:span text:style-name="T14">&lt;</text:span><text:span text:style-name="T2"> timeout) {</text:span></text:p>
      <text:p text:style-name="P10"><text:s text:c="4"/><text:span text:style-name="T2">ros::spinOnce();</text:span></text:p>
      <text:p text:style-name="P10"><text:s text:c="4"/><text:span text:style-name="T2">vel_msg</text:span><text:span text:style-name="T14">.</text:span><text:span text:style-name="T2">linear</text:span><text:span text:style-name="T14">.</text:span><text:span text:style-name="T2">x </text:span><text:span text:style-name="T14">=</text:span><text:span text:style-name="T2"> </text:span><text:span text:style-name="T14">0.5</text:span><text:span text:style-name="T2">;</text:span></text:p>
      <text:p text:style-name="P10"><text:s text:c="4"/><text:span text:style-name="T2">vel_msg</text:span><text:span text:style-name="T14">.</text:span><text:span text:style-name="T2">angular</text:span><text:span text:style-name="T14">.</text:span><text:span text:style-name="T2">z </text:span><text:span text:style-name="T14">=</text:span><text:span text:style-name="T2"> WZ;</text:span></text:p>
      <text:p text:style-name="P10"><text:s text:c="4"/><text:span text:style-name="T2">vel_pub</text:span><text:span text:style-name="T14">.</text:span><text:span text:style-name="T2">publish(vel_msg);</text:span></text:p>
      <text:p text:style-name="P10"><text:s text:c="4"/><text:span text:style-name="T2">rate</text:span><text:span text:style-name="T14">.</text:span><text:span text:style-name="T2">sleep();</text:span></text:p>
      <text:p text:style-name="P10"><text:s text:c="2"/><text:span text:style-name="T2">}</text:span></text:p>
      <text:p text:style-name="P10"><text:s text:c="2"/><text:span text:style-name="T2">vel_msg</text:span><text:span text:style-name="T14">.</text:span><text:span text:style-name="T2">linear</text:span><text:span text:style-name="T14">.</text:span><text:span text:style-name="T2">x </text:span><text:span text:style-name="T14">=</text:span><text:span text:style-name="T2"> </text:span><text:span text:style-name="T14">0.0</text:span><text:span text:style-name="T2">;</text:span></text:p>
      <text:p text:style-name="P10"><text:s text:c="2"/><text:span text:style-name="T2">vel_msg</text:span><text:span text:style-name="T14">.</text:span><text:span text:style-name="T2">angular</text:span><text:span text:style-name="T14">.</text:span><text:span text:style-name="T2">z </text:span><text:span text:style-name="T14">=</text:span><text:span text:style-name="T2"> </text:span><text:span text:style-name="T14">0.0</text:span><text:span text:style-name="T2">;</text:span></text:p>
      <text:p text:style-name="P10"><text:s text:c="2"/><text:span text:style-name="T2">vel_pub</text:span><text:span text:style-name="T14">.</text:span><text:span text:style-name="T2">publish(vel_msg);</text:span></text:p>
      <text:p text:style-name="P9">}</text:p>
      <text:p text:style-name="P8"/>
      <text:p text:style-name="P9">void RosbotClass::stop_moving() {</text:p>
      <text:p text:style-name="P10"><text:s text:c="2"/><text:span text:style-name="T2">ROS_INFO_STREAM(</text:span><text:span text:style-name="T15">"Stopping the robot ........... "</text:span><text:span text:style-name="T2">);</text:span></text:p>
      <text:p text:style-name="P10"><text:s text:c="2"/><text:span text:style-name="T2">vel_msg</text:span><text:span text:style-name="T14">.</text:span><text:span text:style-name="T2">linear</text:span><text:span text:style-name="T14">.</text:span><text:span text:style-name="T2">x </text:span><text:span text:style-name="T14">=</text:span><text:span text:style-name="T2"> </text:span><text:span text:style-name="T14">0.0</text:span><text:span text:style-name="T2">;</text:span></text:p>
      <text:p text:style-name="P10"><text:s text:c="2"/><text:span text:style-name="T2">vel_msg</text:span><text:span text:style-name="T14">.</text:span><text:span text:style-name="T2">angular</text:span><text:span text:style-name="T14">.</text:span><text:span text:style-name="T2">z </text:span><text:span text:style-name="T14">=</text:span><text:span text:style-name="T2"> </text:span><text:span text:style-name="T14">0.0</text:span><text:span text:style-name="T2">;</text:span></text:p>
      <text:p text:style-name="P10"><text:soft-page-break/><text:s text:c="2"/><text:span text:style-name="T2">vel_pub</text:span><text:span text:style-name="T14">.</text:span><text:span text:style-name="T2">publish(vel_msg);</text:span></text:p>
      <text:p text:style-name="P9">}</text:p>
      <text:p text:style-name="P8"/>
      <text:p text:style-name="P9"><text:span text:style-name="T17">float</text:span> RosbotClass::get_position(<text:span text:style-name="T17">int</text:span> param) {</text:p>
      <text:p text:style-name="P10"><text:s text:c="2"/><text:span text:style-name="T19">if</text:span><text:span text:style-name="T2"> (param </text:span><text:span text:style-name="T14">==</text:span><text:span text:style-name="T2"> </text:span><text:span text:style-name="T14">1</text:span><text:span text:style-name="T2">) {</text:span></text:p>
      <text:p text:style-name="P10"><text:s text:c="4"/><text:span text:style-name="T19">return</text:span><text:span text:style-name="T2"> this</text:span><text:span text:style-name="T14">-&gt;</text:span><text:span text:style-name="T2">x_pos;</text:span></text:p>
      <text:p text:style-name="P10"><text:s text:c="2"/><text:span text:style-name="T2">} </text:span><text:span text:style-name="T19">else</text:span><text:span text:style-name="T2"> </text:span><text:span text:style-name="T19">if</text:span><text:span text:style-name="T2"> (param </text:span><text:span text:style-name="T14">==</text:span><text:span text:style-name="T2"> </text:span><text:span text:style-name="T14">2</text:span><text:span text:style-name="T2">) {</text:span></text:p>
      <text:p text:style-name="P10"><text:s text:c="4"/><text:span text:style-name="T19">return</text:span><text:span text:style-name="T2"> this</text:span><text:span text:style-name="T14">-&gt;</text:span><text:span text:style-name="T2">y_pos;</text:span></text:p>
      <text:p text:style-name="P10"><text:s text:c="2"/><text:span text:style-name="T2">} </text:span><text:span text:style-name="T19">else</text:span><text:span text:style-name="T2"> </text:span><text:span text:style-name="T19">if</text:span><text:span text:style-name="T2"> (param </text:span><text:span text:style-name="T14">==</text:span><text:span text:style-name="T2"> </text:span><text:span text:style-name="T14">3</text:span><text:span text:style-name="T2">) {</text:span></text:p>
      <text:p text:style-name="P10"><text:s text:c="4"/><text:span text:style-name="T19">return</text:span><text:span text:style-name="T2"> this</text:span><text:span text:style-name="T14">-&gt;</text:span><text:span text:style-name="T2">z_pos;</text:span></text:p>
      <text:p text:style-name="P10"><text:s text:c="2"/><text:span text:style-name="T2">}</text:span></text:p>
      <text:p text:style-name="P10"><text:s text:c="2"/><text:span text:style-name="T19">return</text:span><text:span text:style-name="T2"> </text:span><text:span text:style-name="T14">0</text:span><text:span text:style-name="T2">;</text:span></text:p>
      <text:p text:style-name="P9">}</text:p>
      <text:p text:style-name="P8"/>
      <text:p text:style-name="P9"><text:span text:style-name="T17">list</text:span><text:span text:style-name="T13">&lt;</text:span><text:span text:style-name="T17">float</text:span><text:span text:style-name="T13">&gt;</text:span> RosbotClass::get_position_full() {</text:p>
      <text:p text:style-name="P10"><text:s text:c="2"/><text:span text:style-name="T18">list</text:span><text:span text:style-name="T14">&lt;</text:span><text:span text:style-name="T18">float</text:span><text:span text:style-name="T14">&gt;</text:span><text:span text:style-name="T2"> coordinates({this</text:span><text:span text:style-name="T14">-&gt;</text:span><text:span text:style-name="T2">x_pos, this</text:span><text:span text:style-name="T14">-&gt;</text:span><text:span text:style-name="T2">y_pos, this</text:span><text:span text:style-name="T14">-&gt;</text:span><text:span text:style-name="T2">z_pos});</text:span></text:p>
      <text:p text:style-name="P10"><text:s text:c="2"/><text:span text:style-name="T19">return</text:span><text:span text:style-name="T2"> coordinates;</text:span></text:p>
      <text:p text:style-name="P9">}</text:p>
      <text:p text:style-name="P8"/>
      <text:p text:style-name="P9">double RosbotClass::get_time() {</text:p>
      <text:p text:style-name="P10"><text:s text:c="2"/><text:span text:style-name="T2">double secs </text:span><text:span text:style-name="T14">=</text:span><text:span text:style-name="T2"> ros::Time::now()</text:span><text:span text:style-name="T14">.</text:span><text:span text:style-name="T2">toSec();</text:span></text:p>
      <text:p text:style-name="P10"><text:s text:c="2"/><text:span text:style-name="T19">return</text:span><text:span text:style-name="T2"> secs;</text:span></text:p>
      <text:p text:style-name="P9">}</text:p>
      <text:p text:style-name="P8"/>
      <text:p text:style-name="P9"><text:span text:style-name="T17">float</text:span> RosbotClass::get_laser(<text:span text:style-name="T17">int</text:span> index) { <text:span text:style-name="T20">return</text:span> laser_range[index]; }</text:p>
      <text:p text:style-name="P8"/>
      <text:p text:style-name="P9"><text:span text:style-name="T17">float</text:span> <text:span text:style-name="T13">*</text:span>RosbotClass::get_laser_full() {</text:p>
      <text:p text:style-name="P10"><text:s text:c="2"/><text:span text:style-name="T18">float</text:span><text:span text:style-name="T2"> </text:span><text:span text:style-name="T14">*</text:span><text:span text:style-name="T2">laser_range_pointer </text:span><text:span text:style-name="T14">=</text:span><text:span text:style-name="T2"> laser_range</text:span><text:span text:style-name="T14">.</text:span><text:span text:style-name="T2">data();</text:span></text:p>
      <text:p text:style-name="P10"><text:s text:c="2"/><text:span text:style-name="T19">return</text:span><text:span text:style-name="T2"> laser_range_pointer;</text:span></text:p>
      <text:p text:style-name="P9">}</text:p>
      <text:p text:style-name="P8"/>
      <text:p text:style-name="P9"><text:span text:style-name="T17">int</text:span> main(<text:span text:style-name="T17">int</text:span> argc, char <text:span text:style-name="T13">**</text:span>argv) {</text:p>
      <text:p text:style-name="P10"><text:s text:c="2"/><text:span text:style-name="T2">ros::init(argc, argv, </text:span><text:span text:style-name="T15">"rosbot_class_node"</text:span><text:span text:style-name="T2">);</text:span></text:p>
      <text:p text:style-name="P8"/>
      <text:p text:style-name="P10"><text:s text:c="2"/><text:span text:style-name="T2">RosbotClass rosbot;</text:span></text:p>
      <text:p text:style-name="P8"/>
      <text:p text:style-name="P10"><text:s text:c="2"/><text:span text:style-name="T2">rosbot</text:span><text:span text:style-name="T14">.</text:span><text:span text:style-name="T2">move();</text:span></text:p>
      <text:p text:style-name="P8"/>
      <text:p text:style-name="P10"><text:s text:c="2"/><text:span text:style-name="T18">float</text:span><text:span text:style-name="T2"> coordinate </text:span><text:span text:style-name="T14">=</text:span><text:span text:style-name="T2"> rosbot</text:span><text:span text:style-name="T14">.</text:span><text:span text:style-name="T2">get_position(</text:span><text:span text:style-name="T14">1</text:span><text:span text:style-name="T2">);</text:span></text:p>
      <text:p text:style-name="P8"/>
      <text:p text:style-name="P10"><text:s text:c="2"/><text:span text:style-name="T2">ROS_INFO_STREAM(coordinate);</text:span></text:p>
      <text:p text:style-name="P8"/>
      <text:p text:style-name="P10"><text:s text:c="2"/><text:span text:style-name="T19">return</text:span><text:span text:style-name="T2"> </text:span><text:span text:style-name="T14">0</text:span><text:span text:style-name="T2">;</text:span></text:p>
      <text:p text:style-name="P9">}</text:p>
      <text:p text:style-name="P11">- Solution of the Mini Project -</text:p>
      <text:p text:style-name="P13"><text:span text:style-name="Strong_20_Emphasis"><text:span text:style-name="Source_20_Text"><text:span text:style-name="T5">unit6_exercise.cpp</text:span></text:span></text:span></text:p>
      <text:p text:style-name="P12">In [ ]:</text:p>
      <text:p text:style-name="P6">#include "rosbot_control/rosbot_class.h"</text:p>
      <text:p text:style-name="P7">#include &lt;ros/ros.h&gt;</text:p>
      <text:p text:style-name="P8"/>
      <text:p text:style-name="P7">#include &lt;math.h&gt;</text:p>
      <text:p text:style-name="P7">#include &lt;string&gt;</text:p>
      <text:p text:style-name="P8"/>
      <text:p text:style-name="P9">using namespace std;</text:p>
      <text:p text:style-name="P8"/>
      <text:p text:style-name="P9"><text:span text:style-name="T20">class</text:span> <text:span text:style-name="T21">RosbotMove</text:span> {</text:p>
      <text:p text:style-name="P9">public:</text:p>
      <text:p text:style-name="P10"><text:s text:c="2"/><text:span text:style-name="T2">RosbotClass rosbot;</text:span></text:p>
      <text:p text:style-name="P10"><text:s text:c="2"/><text:span text:style-name="T2">void get_out();</text:span></text:p>
      <text:p text:style-name="P10"><text:soft-page-break/><text:s text:c="2"/><text:span text:style-name="T18">float</text:span><text:span text:style-name="T2"> calc_distance(</text:span><text:span text:style-name="T18">float</text:span><text:span text:style-name="T2"> x0, </text:span><text:span text:style-name="T18">float</text:span><text:span text:style-name="T2"> y0, </text:span><text:span text:style-name="T18">float</text:span><text:span text:style-name="T2"> x1, </text:span><text:span text:style-name="T18">float</text:span><text:span text:style-name="T2"> y1);</text:span></text:p>
      <text:p text:style-name="P9">};</text:p>
      <text:p text:style-name="P8"/>
      <text:p text:style-name="P9">void RosbotMove::get_out() {</text:p>
      <text:p text:style-name="P10"><text:s text:c="2"/><text:span text:style-name="T2">rosbot</text:span><text:span text:style-name="T14">.</text:span><text:span text:style-name="T2">move_forward(</text:span><text:span text:style-name="T14">1</text:span><text:span text:style-name="T2">);</text:span></text:p>
      <text:p text:style-name="P10"><text:s text:c="2"/><text:span text:style-name="T19">while</text:span><text:span text:style-name="T2"> (rosbot</text:span><text:span text:style-name="T14">.</text:span><text:span text:style-name="T2">get_laser(</text:span><text:span text:style-name="T14">0</text:span><text:span text:style-name="T2">) </text:span><text:span text:style-name="T14">&gt;</text:span><text:span text:style-name="T2"> </text:span><text:span text:style-name="T14">1.75</text:span><text:span text:style-name="T2">) {</text:span></text:p>
      <text:p text:style-name="P10"><text:s text:c="4"/><text:span text:style-name="T2">ROS_INFO_STREAM(</text:span><text:span text:style-name="T15">"Laser frontal reading: "</text:span><text:span text:style-name="T2"> </text:span><text:span text:style-name="T14">&lt;&lt;</text:span><text:span text:style-name="T2"> rosbot</text:span><text:span text:style-name="T14">.</text:span><text:span text:style-name="T2">get_laser(</text:span><text:span text:style-name="T14">0</text:span><text:span text:style-name="T2">));</text:span></text:p>
      <text:p text:style-name="P10"><text:s text:c="4"/><text:span text:style-name="T2">rosbot</text:span><text:span text:style-name="T14">.</text:span><text:span text:style-name="T2">move_forward(</text:span><text:span text:style-name="T14">1</text:span><text:span text:style-name="T2">);</text:span></text:p>
      <text:p text:style-name="P10"><text:s text:c="2"/><text:span text:style-name="T2">}</text:span></text:p>
      <text:p text:style-name="P10"><text:s text:c="2"/><text:span text:style-name="T2">rosbot</text:span><text:span text:style-name="T14">.</text:span><text:span text:style-name="T2">turn(</text:span><text:span text:style-name="T15">"clockwise"</text:span><text:span text:style-name="T2">, </text:span><text:span text:style-name="T14">3</text:span><text:span text:style-name="T2">);</text:span></text:p>
      <text:p text:style-name="P10"><text:s text:c="2"/><text:span text:style-name="T2">rosbot</text:span><text:span text:style-name="T14">.</text:span><text:span text:style-name="T2">move_forward(</text:span><text:span text:style-name="T14">2</text:span><text:span text:style-name="T2">);</text:span></text:p>
      <text:p text:style-name="P10"><text:s text:c="2"/><text:span text:style-name="T2">rosbot</text:span><text:span text:style-name="T14">.</text:span><text:span text:style-name="T2">turn(</text:span><text:span text:style-name="T15">"counterclockwise"</text:span><text:span text:style-name="T2">, </text:span><text:span text:style-name="T14">3</text:span><text:span text:style-name="T2">);</text:span></text:p>
      <text:p text:style-name="P8"/>
      <text:p text:style-name="P10"><text:s text:c="2"/><text:span text:style-name="T14">//</text:span><text:span text:style-name="T2"> Get initial position</text:span></text:p>
      <text:p text:style-name="P10"><text:s text:c="2"/><text:span text:style-name="T18">float</text:span><text:span text:style-name="T2"> x_0 </text:span><text:span text:style-name="T14">=</text:span><text:span text:style-name="T2"> rosbot</text:span><text:span text:style-name="T14">.</text:span><text:span text:style-name="T2">get_position(</text:span><text:span text:style-name="T14">1</text:span><text:span text:style-name="T2">);</text:span></text:p>
      <text:p text:style-name="P10"><text:s text:c="2"/><text:span text:style-name="T18">float</text:span><text:span text:style-name="T2"> y_0 </text:span><text:span text:style-name="T14">=</text:span><text:span text:style-name="T2"> rosbot</text:span><text:span text:style-name="T14">.</text:span><text:span text:style-name="T2">get_position(</text:span><text:span text:style-name="T14">2</text:span><text:span text:style-name="T2">);</text:span></text:p>
      <text:p text:style-name="P10"><text:s text:c="2"/><text:span text:style-name="T18">float</text:span><text:span text:style-name="T2"> x_1 </text:span><text:span text:style-name="T14">=</text:span><text:span text:style-name="T2"> x_0;</text:span></text:p>
      <text:p text:style-name="P10"><text:s text:c="2"/><text:span text:style-name="T18">float</text:span><text:span text:style-name="T2"> y_1 </text:span><text:span text:style-name="T14">=</text:span><text:span text:style-name="T2"> y_0;</text:span></text:p>
      <text:p text:style-name="P10"><text:s text:c="2"/><text:span text:style-name="T18">float</text:span><text:span text:style-name="T2"> dist </text:span><text:span text:style-name="T14">=</text:span><text:span text:style-name="T2"> calc_distance(x_0, y_0, x_1, y_1);</text:span></text:p>
      <text:p text:style-name="P10"><text:s text:c="2"/><text:span text:style-name="T19">while</text:span><text:span text:style-name="T2"> (dist </text:span><text:span text:style-name="T14">&lt;</text:span><text:span text:style-name="T2"> </text:span><text:span text:style-name="T14">8.00</text:span><text:span text:style-name="T2">) {</text:span></text:p>
      <text:p text:style-name="P10"><text:s text:c="4"/><text:span text:style-name="T14">//</text:span><text:span text:style-name="T2"> Update current position</text:span></text:p>
      <text:p text:style-name="P10"><text:s text:c="4"/><text:span text:style-name="T2">x_1 </text:span><text:span text:style-name="T14">=</text:span><text:span text:style-name="T2"> rosbot</text:span><text:span text:style-name="T14">.</text:span><text:span text:style-name="T2">get_position(</text:span><text:span text:style-name="T14">1</text:span><text:span text:style-name="T2">);</text:span></text:p>
      <text:p text:style-name="P10"><text:s text:c="4"/><text:span text:style-name="T2">y_1 </text:span><text:span text:style-name="T14">=</text:span><text:span text:style-name="T2"> rosbot</text:span><text:span text:style-name="T14">.</text:span><text:span text:style-name="T2">get_position(</text:span><text:span text:style-name="T14">2</text:span><text:span text:style-name="T2">);</text:span></text:p>
      <text:p text:style-name="P10"><text:s text:c="4"/><text:span text:style-name="T2">dist </text:span><text:span text:style-name="T14">=</text:span><text:span text:style-name="T2"> calc_distance(x_0, y_0, x_1, y_1);</text:span></text:p>
      <text:p text:style-name="P10"><text:s text:c="4"/><text:span text:style-name="T2">ROS_INFO_STREAM(</text:span><text:span text:style-name="T15">"Distance travelled: "</text:span><text:span text:style-name="T2"> </text:span><text:span text:style-name="T14">&lt;&lt;</text:span><text:span text:style-name="T2"> dist);</text:span></text:p>
      <text:p text:style-name="P10"><text:s text:c="4"/><text:span text:style-name="T14">//</text:span><text:span text:style-name="T2"> Keep moving</text:span></text:p>
      <text:p text:style-name="P10"><text:s text:c="4"/><text:span text:style-name="T2">rosbot</text:span><text:span text:style-name="T14">.</text:span><text:span text:style-name="T2">move_forward(</text:span><text:span text:style-name="T14">1</text:span><text:span text:style-name="T2">);</text:span></text:p>
      <text:p text:style-name="P10"><text:s text:c="2"/><text:span text:style-name="T2">}</text:span></text:p>
      <text:p text:style-name="P10"><text:s text:c="2"/><text:span text:style-name="T2">rosbot</text:span><text:span text:style-name="T14">.</text:span><text:span text:style-name="T2">turn(</text:span><text:span text:style-name="T15">"clockwise"</text:span><text:span text:style-name="T2">, </text:span><text:span text:style-name="T14">3</text:span><text:span text:style-name="T2">);</text:span></text:p>
      <text:p text:style-name="P10"><text:s text:c="2"/><text:span text:style-name="T2">rosbot</text:span><text:span text:style-name="T14">.</text:span><text:span text:style-name="T2">move_forward(</text:span><text:span text:style-name="T14">5</text:span><text:span text:style-name="T2">);</text:span></text:p>
      <text:p text:style-name="P10"><text:s text:c="2"/><text:span text:style-name="T2">ROS_INFO_STREAM(</text:span><text:span text:style-name="T15">"Success!!!"</text:span><text:span text:style-name="T2">);</text:span></text:p>
      <text:p text:style-name="P9">}</text:p>
      <text:p text:style-name="P8"/>
      <text:p text:style-name="P10"><text:s text:c="4"/></text:p>
      <text:p text:style-name="P9"><text:span text:style-name="T13">//</text:span> function to calculate distance</text:p>
      <text:p text:style-name="P9"><text:span text:style-name="T17">float</text:span> RosbotMove::calc_distance(<text:span text:style-name="T17">float</text:span> x0, <text:span text:style-name="T17">float</text:span> y0, <text:span text:style-name="T17">float</text:span> x1, <text:span text:style-name="T17">float</text:span> y1)</text:p>
      <text:p text:style-name="P9">{</text:p>
      <text:p text:style-name="P10"><text:s text:c="4"/><text:span text:style-name="T14">//</text:span><text:span text:style-name="T2"> calculating distance</text:span></text:p>
      <text:p text:style-name="P10"><text:s text:c="4"/><text:span text:style-name="T19">return</text:span><text:span text:style-name="T2"> sqrt(</text:span><text:span text:style-name="T18">pow</text:span><text:span text:style-name="T2">(x1 </text:span><text:span text:style-name="T14">-</text:span><text:span text:style-name="T2"> x0, </text:span><text:span text:style-name="T14">2</text:span><text:span text:style-name="T2">) </text:span><text:span text:style-name="T14">+</text:span><text:span text:style-name="T2"> </text:span><text:span text:style-name="T18">pow</text:span><text:span text:style-name="T2">(y1 </text:span><text:span text:style-name="T14">-</text:span><text:span text:style-name="T2"> y0, </text:span><text:span text:style-name="T14">2</text:span><text:span text:style-name="T2">));</text:span></text:p>
      <text:p text:style-name="P9">}</text:p>
      <text:p text:style-name="P8"/>
      <text:p text:style-name="P9"><text:span text:style-name="T17">int</text:span> main(<text:span text:style-name="T17">int</text:span> argc, char <text:span text:style-name="T13">**</text:span>argv) {</text:p>
      <text:p text:style-name="P10"><text:s text:c="2"/><text:span text:style-name="T2">ros::init(argc, argv, </text:span><text:span text:style-name="T15">"Rosbot_move_node"</text:span><text:span text:style-name="T2">);</text:span></text:p>
      <text:p text:style-name="P10"><text:s text:c="2"/><text:span text:style-name="T2">RosbotMove rosbot_moves;</text:span></text:p>
      <text:p text:style-name="P10"><text:s text:c="2"/><text:span text:style-name="T2">rosbot_moves</text:span><text:span text:style-name="T14">.</text:span><text:span text:style-name="T2">get_out();</text:span></text:p>
      <text:p text:style-name="P9">}</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JXc-TeX-main-R" svg:font-family="MJXc-TeX-main-R, MJXc-TeX-main-Rw"/>
    <style:font-face style:name="MJXc-TeX-math-I" svg:font-family="MJXc-TeX-math-I, MJXc-TeX-math-Ix, MJXc-TeX-math-Iw"/>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6:37:52.046900493</meta:creation-date>
    <dc:date>2024-02-07T06:39:06.996587049</dc:date>
    <meta:editing-duration>PT1M17S</meta:editing-duration>
    <meta:editing-cycles>1</meta:editing-cycles>
    <meta:document-statistic meta:table-count="0" meta:image-count="2" meta:object-count="0" meta:page-count="6" meta:paragraph-count="238" meta:word-count="1341" meta:character-count="9823" meta:non-whitespace-character-count="8346"/>
    <meta:generator>LibreOffice/6.4.7.2$Linux_X86_64 LibreOffice_project/40$Build-2</meta:generator>
  </office:meta>
</office:document-meta>
</file>